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AMC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411478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403504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351918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342552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342188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33210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314479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313073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295677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288057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281893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275052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64026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2570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256291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55867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252638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24821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45601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4223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240575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228986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199610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97175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186247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85458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43133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13991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127372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126352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103814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67838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062240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0.023698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08105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-0.002145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-0.010429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-0.01545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-0.023606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-0.024283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3994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55175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-0.056445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57509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065646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-0.075071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91000</text:p>
          </table:table-cell>
        </table:table-row>
      </table:table>
      <table:table table:name="AMLR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224578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222612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199771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197865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188128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178440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176138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166445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160942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155185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152237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14913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147481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42007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134701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2122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119771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117020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116281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114106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10974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09841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097973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93462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088590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078285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075258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71877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067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055458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045336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044887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0.040045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03567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16522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0.014144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10281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08478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-0.00558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07000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-0.009876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13641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-0.021211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022848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44760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-0.048217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-0.096794</text:p>
          </table:table-cell>
        </table:table-row>
      </table:table>
      <table:table table:name="DC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332605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320142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314080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292851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282023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27835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70839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26507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258072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56806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55528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252504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25238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228057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222995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21985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1855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204797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204320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87538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185029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183385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170178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168882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67209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152769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099319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082938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071989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061270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059563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5954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0.036396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21684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20507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013079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10241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05757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0.004343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0.003335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00761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-0.002227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-0.016293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030886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35773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43508</text:p>
          </table:table-cell>
        </table:table-row>
      </table:table>
      <table:table table:name="DMC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449716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442307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43578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425416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419079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416874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410919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363965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360044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357545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347994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347507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327515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320361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31431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303317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301714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3005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289132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258812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5312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42083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240125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33947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232356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06571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18037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127616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20179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102494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0.102293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90473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0.084904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7771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42863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0.039051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01215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02813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000672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09087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01651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22327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-0.024386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-0.027905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40418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-0.045029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-0.056817</text:p>
          </table:table-cell>
        </table:table-row>
      </table:table>
      <table:table table:name="Fullback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310757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297565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90011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288225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287420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283492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28023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278441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74501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7006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62580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5870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25373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43100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234660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231712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228941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222258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221936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2076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192822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189293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87938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78076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65522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157947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47995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122954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095119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083651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0.069273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056331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40509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030507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26073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25402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.015869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01509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0.014974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-0.001102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-0.013721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18790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-0.025805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26175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-0.027607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-0.029962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59896</text:p>
          </table:table-cell>
        </table:table-row>
      </table:table>
      <table:table table:name="GK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364107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345862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0.32097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0.31918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313742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304008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300648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291949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0.29065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90576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87223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278476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27339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61410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44504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0.222265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217650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201874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0.190695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178494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159756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147909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45933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145877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117222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111185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07917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103603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100705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082722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070490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065807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.060407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059653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056425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056286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046060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039712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28441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020933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0200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017595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017537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017229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-0.019793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31908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-0.040582</text:p>
          </table:table-cell>
        </table:table-row>
      </table:table>
      <table:table table:name="MC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391152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368775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350744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33655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334889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327483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324481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287520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286878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80225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251452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236200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26318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224091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219462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16196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1271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206724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205881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201827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186584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175763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616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158152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154502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138666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120868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109898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098349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76583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56683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0.050825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050421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03745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34122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28145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021365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.018555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06109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01115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02879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-0.003583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-0.015339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-0.036633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3663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49969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-0.073268</text:p>
          </table:table-cell>
        </table:table-row>
      </table:table>
      <table:table table:name="MLR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322791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271147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47129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238806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238177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210829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199102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195564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193235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192860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48809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147200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141925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139418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131142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129148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126319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12626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119778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18264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117906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03500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101840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082289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054255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0.0329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017872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14891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01163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006391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00228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-0.003341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05156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-0.008651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-0.009959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-0.014477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-0.02538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-0.03329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52314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-0.054289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-0.076467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-0.086104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-0.086453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-0.097079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124625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129158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-0.171119</text:p>
          </table:table-cell>
        </table:table-row>
      </table:table>
      <table:table table:name="SC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357153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340524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77144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276280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268138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264522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5951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54395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253292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252413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45080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229367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222319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22016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07292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199328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98366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178606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67553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162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156485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52145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147475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137173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130615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120195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19779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090786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0.07966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067816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55631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.048492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0.047391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0.04108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0.032755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0.027976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026749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11217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005886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-0.005614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-0.014938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-0.019101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-0.029563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-0.034401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-0.037085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-0.040216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46089</text:p>
          </table:table-cell>
        </table:table-row>
      </table:table>
      <table:table table:name="WB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ribute Correlation</text:p>
          </table:table-cell>
          <table:covered-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.354483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0.323798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0.320719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0.314758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0.305568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0.289320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0.279358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.275798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0.256802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0.256077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0.242974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0.2341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.225311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0.217216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0.210355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0.208666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0.203163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0.200835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0.192970</text:p>
          </table:table-cell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0.181696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0.17544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0.174389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0.16701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0.140622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0.128015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0.122046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0.118536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0.103800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0.076719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0.074581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0.069074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0.06470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047703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0.044183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0.039391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0.026983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0.02484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0.024264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0.016432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0.013882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0.011584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0.011003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-0.00853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-0.012906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-0.014382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-0.015404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-0.052796</text:p>
          </table:table-cell>
        </table:table-row>
      </table:table>
      <table:table table:name="Average Rating by Position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Avg. Rat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LR</text:p>
          </table:table-cell>
          <table:table-cell office:value-type="float" office:value="6.828176" calcext:value-type="float">
            <text:p>6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LR</text:p>
          </table:table-cell>
          <table:table-cell office:value-type="float" office:value="6.825186" calcext:value-type="float">
            <text:p>6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6.789392" calcext:value-type="float">
            <text:p>6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6.769615" calcext:value-type="float">
            <text:p>6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6.768086" calcext:value-type="float">
            <text:p>6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6.767237" calcext:value-type="float">
            <text:p>6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C</text:p>
          </table:table-cell>
          <table:table-cell office:value-type="float" office:value="6.75338" calcext:value-type="float">
            <text:p>6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C</text:p>
          </table:table-cell>
          <table:table-cell office:value-type="float" office:value="6.74442" calcext:value-type="float">
            <text:p>6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M</text:p>
          </table:table-cell>
          <table:table-cell office:value-type="float" office:value="6.727583" calcext:value-type="float">
            <text:p>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K</text:p>
          </table:table-cell>
          <table:table-cell office:value-type="float" office:value="6.566448" calcext:value-type="float">
            <text:p>6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0129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21:22:17.543000000</meta:creation-date>
    <dc:date>2024-07-25T22:24:02.414000000</dc:date>
    <meta:editing-duration>PT1H1M44S</meta:editing-duration>
    <meta:editing-cycles>2</meta:editing-cycles>
    <meta:generator>LibreOffice/7.6.0.3$Windows_X86_64 LibreOffice_project/69edd8b8ebc41d00b4de3915dc82f8f0fc3b6265</meta:generator>
    <meta:document-statistic meta:table-count="11" meta:cell-count="982" meta:object-count="0"/>
  </office:meta>
</office:document-meta>
</file>